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df911" officeooo:paragraph-rsid="000df911"/>
    </style:style>
    <style:style style:name="P2" style:family="paragraph" style:parent-style-name="Standard">
      <style:text-properties officeooo:rsid="000fd667" officeooo:paragraph-rsid="000fd667"/>
    </style:style>
    <style:style style:name="P3" style:family="paragraph" style:parent-style-name="Standard">
      <style:text-properties officeooo:rsid="00112b29" officeooo:paragraph-rsid="00112b29"/>
    </style:style>
    <style:style style:name="P4" style:family="paragraph" style:parent-style-name="Standard">
      <style:text-properties fo:font-weight="normal" officeooo:rsid="000fd667" officeooo:paragraph-rsid="000fd667" style:font-weight-asian="normal" style:font-weight-complex="normal"/>
    </style:style>
    <style:style style:name="P5" style:family="paragraph" style:parent-style-name="Standard">
      <style:text-properties fo:font-weight="normal" officeooo:rsid="00107221" officeooo:paragraph-rsid="00107221" style:font-weight-asian="normal" style:font-weight-complex="normal"/>
    </style:style>
    <style:style style:name="P6" style:family="paragraph" style:parent-style-name="Standard">
      <style:text-properties fo:font-weight="normal" officeooo:rsid="00112b29" officeooo:paragraph-rsid="00112b29" style:font-weight-asian="normal" style:font-weight-complex="normal"/>
    </style:style>
    <style:style style:name="P7" style:family="paragraph" style:parent-style-name="Standard">
      <style:text-properties fo:font-weight="normal" officeooo:rsid="00128981" officeooo:paragraph-rsid="00128981" style:font-weight-asian="normal" style:font-weight-complex="normal"/>
    </style:style>
    <style:style style:name="P8" style:family="paragraph" style:parent-style-name="Standard">
      <style:text-properties fo:font-weight="normal" officeooo:rsid="002aad69" officeooo:paragraph-rsid="002aad69" style:font-weight-asian="normal" style:font-weight-complex="normal"/>
    </style:style>
    <style:style style:name="P9" style:family="paragraph" style:parent-style-name="Standard">
      <style:text-properties fo:font-weight="normal" officeooo:rsid="002ae314" officeooo:paragraph-rsid="002aad69" style:font-weight-asian="normal" style:font-weight-complex="normal"/>
    </style:style>
    <style:style style:name="P10" style:family="paragraph" style:parent-style-name="Standard">
      <style:text-properties fo:font-weight="normal" officeooo:rsid="002ae314" officeooo:paragraph-rsid="002ae314" style:font-weight-asian="normal" style:font-weight-complex="normal"/>
    </style:style>
    <style:style style:name="P11" style:family="paragraph" style:parent-style-name="Standard">
      <style:text-properties fo:font-weight="normal" officeooo:rsid="002fb7c8" officeooo:paragraph-rsid="002fb7c8" style:font-weight-asian="normal" style:font-weight-complex="normal"/>
    </style:style>
    <style:style style:name="P12" style:family="paragraph" style:parent-style-name="Standard">
      <style:text-properties fo:font-weight="normal" officeooo:rsid="002fb7c8" officeooo:paragraph-rsid="003c8f53" style:font-weight-asian="normal" style:font-weight-complex="normal"/>
    </style:style>
    <style:style style:name="P13" style:family="paragraph" style:parent-style-name="Standard">
      <style:text-properties fo:font-weight="normal" officeooo:rsid="003191f8" officeooo:paragraph-rsid="003191f8" style:font-weight-asian="normal" style:font-weight-complex="normal"/>
    </style:style>
    <style:style style:name="P14" style:family="paragraph" style:parent-style-name="Standard">
      <style:text-properties fo:font-weight="normal" officeooo:rsid="0034eb60" officeooo:paragraph-rsid="0034eb60" style:font-weight-asian="normal" style:font-weight-complex="normal"/>
    </style:style>
    <style:style style:name="P15" style:family="paragraph" style:parent-style-name="Standard">
      <style:text-properties fo:font-weight="normal" officeooo:rsid="00356e33" officeooo:paragraph-rsid="0034eb60" style:font-weight-asian="normal" style:font-weight-complex="normal"/>
    </style:style>
    <style:style style:name="P16" style:family="paragraph" style:parent-style-name="Standard">
      <style:text-properties fo:font-weight="normal" officeooo:rsid="00356e33" officeooo:paragraph-rsid="00356e33" style:font-weight-asian="normal" style:font-weight-complex="normal"/>
    </style:style>
    <style:style style:name="P17" style:family="paragraph" style:parent-style-name="Standard">
      <style:text-properties fo:font-weight="normal" officeooo:rsid="0037627b" officeooo:paragraph-rsid="0037627b" style:font-weight-asian="normal" style:font-weight-complex="normal"/>
    </style:style>
    <style:style style:name="P18" style:family="paragraph" style:parent-style-name="Standard">
      <style:text-properties fo:font-weight="normal" officeooo:rsid="0037627b" officeooo:paragraph-rsid="00425585" style:font-weight-asian="normal" style:font-weight-complex="normal"/>
    </style:style>
    <style:style style:name="P19" style:family="paragraph" style:parent-style-name="Standard">
      <style:text-properties fo:font-weight="normal" officeooo:rsid="0042ab46" officeooo:paragraph-rsid="0042ab46" style:font-weight-asian="normal" style:font-weight-complex="normal"/>
    </style:style>
    <style:style style:name="P20" style:family="paragraph" style:parent-style-name="Standard">
      <style:text-properties fo:font-weight="normal" officeooo:rsid="00440030" officeooo:paragraph-rsid="00440030" style:font-weight-asian="normal" style:font-weight-complex="normal"/>
    </style:style>
    <style:style style:name="P21" style:family="paragraph" style:parent-style-name="Standard">
      <style:text-properties fo:font-weight="normal" officeooo:rsid="00469be9" officeooo:paragraph-rsid="00469be9" style:font-weight-asian="normal" style:font-weight-complex="normal"/>
    </style:style>
    <style:style style:name="P22" style:family="paragraph" style:parent-style-name="Standard">
      <style:text-properties fo:font-weight="normal" officeooo:rsid="00469be9" officeooo:paragraph-rsid="004d1e72" style:font-weight-asian="normal" style:font-weight-complex="normal"/>
    </style:style>
    <style:style style:name="P23" style:family="paragraph" style:parent-style-name="Standard">
      <style:text-properties fo:font-weight="normal" officeooo:rsid="005016dd" officeooo:paragraph-rsid="005016dd" style:font-weight-asian="normal" style:font-weight-complex="normal"/>
    </style:style>
    <style:style style:name="P24" style:family="paragraph" style:parent-style-name="Standard">
      <style:text-properties fo:font-weight="normal" officeooo:rsid="0050e13c" officeooo:paragraph-rsid="0050e13c" style:font-weight-asian="normal" style:font-weight-complex="normal"/>
    </style:style>
    <style:style style:name="P25" style:family="paragraph" style:parent-style-name="Standard">
      <style:text-properties fo:font-weight="normal" officeooo:rsid="0052c0c5" officeooo:paragraph-rsid="0052c0c5" style:font-weight-asian="normal" style:font-weight-complex="normal"/>
    </style:style>
    <style:style style:name="P26" style:family="paragraph" style:parent-style-name="Standard">
      <style:text-properties fo:font-weight="normal" officeooo:rsid="00531f81" officeooo:paragraph-rsid="00531f81" style:font-weight-asian="normal" style:font-weight-complex="normal"/>
    </style:style>
    <style:style style:name="P27" style:family="paragraph" style:parent-style-name="Standard">
      <style:text-properties fo:font-weight="normal" officeooo:rsid="00548e23" officeooo:paragraph-rsid="00548e23" style:font-weight-asian="normal" style:font-weight-complex="normal"/>
    </style:style>
    <style:style style:name="P28" style:family="paragraph" style:parent-style-name="Standard">
      <style:text-properties fo:font-weight="normal" officeooo:rsid="00561d8f" officeooo:paragraph-rsid="00561d8f" style:font-weight-asian="normal" style:font-weight-complex="normal"/>
    </style:style>
    <style:style style:name="P29" style:family="paragraph" style:parent-style-name="Standard">
      <style:text-properties fo:font-weight="normal" officeooo:rsid="005907ae" officeooo:paragraph-rsid="005907ae" style:font-weight-asian="normal" style:font-weight-complex="normal"/>
    </style:style>
    <style:style style:name="P30" style:family="paragraph" style:parent-style-name="Standard">
      <style:text-properties fo:font-weight="normal" officeooo:rsid="005a031f" officeooo:paragraph-rsid="005a031f" style:font-weight-asian="normal" style:font-weight-complex="normal"/>
    </style:style>
    <style:style style:name="P31" style:family="paragraph" style:parent-style-name="Standard">
      <style:text-properties fo:font-weight="normal" officeooo:rsid="005bf7ea" officeooo:paragraph-rsid="005bf7ea" style:font-weight-asian="normal" style:font-weight-complex="normal"/>
    </style:style>
    <style:style style:name="P32" style:family="paragraph" style:parent-style-name="Standard">
      <style:text-properties fo:font-weight="normal" officeooo:rsid="005e16ee" officeooo:paragraph-rsid="005e16ee" style:font-weight-asian="normal" style:font-weight-complex="normal"/>
    </style:style>
    <style:style style:name="P33" style:family="paragraph" style:parent-style-name="Standard">
      <style:text-properties fo:font-weight="normal" officeooo:rsid="005ef753" officeooo:paragraph-rsid="005ef753" style:font-weight-asian="normal" style:font-weight-complex="normal"/>
    </style:style>
    <style:style style:name="P34" style:family="paragraph" style:parent-style-name="Standard">
      <style:text-properties fo:font-weight="normal" officeooo:rsid="0061117b" officeooo:paragraph-rsid="0061117b" style:font-weight-asian="normal" style:font-weight-complex="normal"/>
    </style:style>
    <style:style style:name="P35" style:family="paragraph" style:parent-style-name="Standard">
      <style:text-properties fo:font-weight="normal" officeooo:rsid="0062faeb" officeooo:paragraph-rsid="0062faeb" style:font-weight-asian="normal" style:font-weight-complex="normal"/>
    </style:style>
    <style:style style:name="P36" style:family="paragraph" style:parent-style-name="Standard">
      <style:text-properties officeooo:paragraph-rsid="001ebfa5"/>
    </style:style>
    <style:style style:name="P37" style:family="paragraph" style:parent-style-name="Standard">
      <style:text-properties officeooo:rsid="001ebfa5" officeooo:paragraph-rsid="001ebfa5"/>
    </style:style>
    <style:style style:name="P38" style:family="paragraph" style:parent-style-name="Standard">
      <style:text-properties officeooo:rsid="00128981" officeooo:paragraph-rsid="00128981"/>
    </style:style>
    <style:style style:name="P39" style:family="paragraph" style:parent-style-name="Standard">
      <style:paragraph-properties fo:text-align="center" style:justify-single-word="false"/>
      <style:text-properties officeooo:rsid="002aad69" officeooo:paragraph-rsid="002aad69"/>
    </style:style>
    <style:style style:name="P40" style:family="paragraph" style:parent-style-name="Standard">
      <style:text-properties officeooo:rsid="002fb7c8" officeooo:paragraph-rsid="002fb7c8"/>
    </style:style>
    <style:style style:name="P41" style:family="paragraph" style:parent-style-name="Standard">
      <style:text-properties officeooo:rsid="003191f8" officeooo:paragraph-rsid="003191f8"/>
    </style:style>
    <style:style style:name="P42" style:family="paragraph" style:parent-style-name="Standard">
      <style:text-properties officeooo:rsid="0034eb60" officeooo:paragraph-rsid="0034eb60"/>
    </style:style>
    <style:style style:name="P43" style:family="paragraph" style:parent-style-name="Standard">
      <style:text-properties officeooo:rsid="002ae314" officeooo:paragraph-rsid="003c8f53"/>
    </style:style>
    <style:style style:name="P44" style:family="paragraph" style:parent-style-name="Standard">
      <style:paragraph-properties fo:padding="0.074cm" fo:border-left="none" fo:border-right="none" fo:border-top="none" fo:border-bottom="0.06pt solid #000000" style:join-border="false"/>
    </style:style>
    <style:style style:name="P45" style:family="paragraph" style:parent-style-name="Standard">
      <style:paragraph-properties fo:padding="0.074cm" fo:border-left="none" fo:border-right="none" fo:border-top="none" fo:border-bottom="0.06pt solid #000000" style:join-border="false"/>
      <style:text-properties officeooo:paragraph-rsid="000d9e72"/>
    </style:style>
    <style:style style:name="P46" style:family="paragraph" style:parent-style-name="Standard">
      <style:paragraph-properties fo:padding="0.074cm" fo:border-left="none" fo:border-right="none" fo:border-top="none" fo:border-bottom="0.06pt solid #000000" style:join-border="false"/>
      <style:text-properties officeooo:rsid="000df911" officeooo:paragraph-rsid="000df911"/>
    </style:style>
    <style:style style:name="P47" style:family="paragraph" style:parent-style-name="Standard">
      <style:paragraph-properties fo:padding="0.074cm" fo:border-left="none" fo:border-right="none" fo:border-top="none" fo:border-bottom="0.06pt solid #000000" style:join-border="false"/>
      <style:text-properties fo:font-weight="normal" officeooo:rsid="000fd667" officeooo:paragraph-rsid="000fd667" style:font-weight-asian="normal" style:font-weight-complex="normal"/>
    </style:style>
    <style:style style:name="P48" style:family="paragraph" style:parent-style-name="Standard">
      <style:paragraph-properties fo:padding="0.074cm" fo:border-left="none" fo:border-right="none" fo:border-top="none" fo:border-bottom="0.06pt solid #000000" style:join-border="false"/>
      <style:text-properties fo:font-weight="normal" officeooo:rsid="00107221" officeooo:paragraph-rsid="000fd667" style:font-weight-asian="normal" style:font-weight-complex="normal"/>
    </style:style>
    <style:style style:name="P49" style:family="paragraph" style:parent-style-name="Standard">
      <style:paragraph-properties fo:padding="0.074cm" fo:border-left="none" fo:border-right="none" fo:border-top="none" fo:border-bottom="0.06pt solid #000000" style:join-border="false"/>
      <style:text-properties fo:font-weight="normal" officeooo:rsid="00107221" officeooo:paragraph-rsid="00107221" style:font-weight-asian="normal" style:font-weight-complex="normal"/>
    </style:style>
    <style:style style:name="P50" style:family="paragraph" style:parent-style-name="Standard">
      <style:paragraph-properties fo:padding="0.074cm" fo:border-left="none" fo:border-right="none" fo:border-top="none" fo:border-bottom="0.06pt solid #000000" style:join-border="false"/>
      <style:text-properties fo:font-weight="normal" officeooo:rsid="00128981" officeooo:paragraph-rsid="00128981" style:font-weight-asian="normal" style:font-weight-complex="normal"/>
    </style:style>
    <style:style style:name="P51" style:family="paragraph" style:parent-style-name="Standard">
      <style:paragraph-properties fo:padding="0.074cm" fo:border-left="none" fo:border-right="none" fo:border-top="none" fo:border-bottom="0.06pt solid #000000" style:join-border="false"/>
      <style:text-properties fo:font-weight="normal" officeooo:rsid="002ae314" officeooo:paragraph-rsid="002ae314" style:font-weight-asian="normal" style:font-weight-complex="normal"/>
    </style:style>
    <style:style style:name="P52" style:family="paragraph" style:parent-style-name="Standard">
      <style:paragraph-properties fo:padding="0.074cm" fo:border-left="none" fo:border-right="none" fo:border-top="none" fo:border-bottom="0.06pt solid #000000" style:join-border="false"/>
      <style:text-properties fo:font-weight="normal" officeooo:rsid="002fb7c8" officeooo:paragraph-rsid="002fb7c8" style:font-weight-asian="normal" style:font-weight-complex="normal"/>
    </style:style>
    <style:style style:name="P53" style:family="paragraph" style:parent-style-name="Standard">
      <style:paragraph-properties fo:padding="0.074cm" fo:border-left="none" fo:border-right="none" fo:border-top="none" fo:border-bottom="0.06pt solid #000000" style:join-border="false"/>
      <style:text-properties fo:font-weight="normal" officeooo:rsid="003191f8" officeooo:paragraph-rsid="002fb7c8" style:font-weight-asian="normal" style:font-weight-complex="normal"/>
    </style:style>
    <style:style style:name="P54" style:family="paragraph" style:parent-style-name="Standard">
      <style:paragraph-properties fo:padding="0.074cm" fo:border-left="none" fo:border-right="none" fo:border-top="none" fo:border-bottom="0.06pt solid #000000" style:join-border="false"/>
      <style:text-properties fo:font-weight="normal" officeooo:rsid="0031a106" officeooo:paragraph-rsid="003191f8" style:font-weight-asian="normal" style:font-weight-complex="normal"/>
    </style:style>
    <style:style style:name="P55" style:family="paragraph" style:parent-style-name="Standard">
      <style:paragraph-properties fo:padding="0.074cm" fo:border-left="none" fo:border-right="none" fo:border-top="none" fo:border-bottom="0.06pt solid #000000" style:join-border="false"/>
      <style:text-properties fo:font-weight="normal" officeooo:rsid="00356e33" officeooo:paragraph-rsid="0034eb60" style:font-weight-asian="normal" style:font-weight-complex="normal"/>
    </style:style>
    <style:style style:name="P56" style:family="paragraph" style:parent-style-name="Standard">
      <style:paragraph-properties fo:padding="0.074cm" fo:border-left="none" fo:border-right="none" fo:border-top="none" fo:border-bottom="0.06pt solid #000000" style:join-border="false"/>
      <style:text-properties fo:font-weight="normal" officeooo:rsid="0037627b" officeooo:paragraph-rsid="0037627b" style:font-weight-asian="normal" style:font-weight-complex="normal"/>
    </style:style>
    <style:style style:name="P57" style:family="paragraph" style:parent-style-name="Standard">
      <style:paragraph-properties fo:padding="0.074cm" fo:border-left="none" fo:border-right="none" fo:border-top="none" fo:border-bottom="0.06pt solid #000000" style:join-border="false"/>
      <style:text-properties fo:font-weight="normal" officeooo:rsid="0037627b" officeooo:paragraph-rsid="00425585" style:font-weight-asian="normal" style:font-weight-complex="normal"/>
    </style:style>
    <style:style style:name="P58" style:family="paragraph" style:parent-style-name="Standard">
      <style:paragraph-properties fo:padding="0.074cm" fo:border-left="none" fo:border-right="none" fo:border-top="none" fo:border-bottom="0.06pt solid #000000" style:join-border="false"/>
      <style:text-properties fo:font-weight="normal" officeooo:rsid="0042ab46" officeooo:paragraph-rsid="0042ab46" style:font-weight-asian="normal" style:font-weight-complex="normal"/>
    </style:style>
    <style:style style:name="P59" style:family="paragraph" style:parent-style-name="Standard">
      <style:paragraph-properties fo:padding="0.074cm" fo:border-left="none" fo:border-right="none" fo:border-top="none" fo:border-bottom="0.06pt solid #000000" style:join-border="false"/>
      <style:text-properties fo:font-weight="normal" officeooo:rsid="00469be9" officeooo:paragraph-rsid="00469be9" style:font-weight-asian="normal" style:font-weight-complex="normal"/>
    </style:style>
    <style:style style:name="P60" style:family="paragraph" style:parent-style-name="Standard">
      <style:paragraph-properties fo:padding="0.074cm" fo:border-left="none" fo:border-right="none" fo:border-top="none" fo:border-bottom="0.06pt solid #000000" style:join-border="false"/>
      <style:text-properties fo:font-weight="normal" officeooo:rsid="005016dd" officeooo:paragraph-rsid="005016dd" style:font-weight-asian="normal" style:font-weight-complex="normal"/>
    </style:style>
    <style:style style:name="P61" style:family="paragraph" style:parent-style-name="Standard">
      <style:paragraph-properties fo:padding="0.074cm" fo:border-left="none" fo:border-right="none" fo:border-top="none" fo:border-bottom="0.06pt solid #000000" style:join-border="false"/>
      <style:text-properties fo:font-weight="normal" officeooo:rsid="0050e13c" officeooo:paragraph-rsid="0050e13c" style:font-weight-asian="normal" style:font-weight-complex="normal"/>
    </style:style>
    <style:style style:name="P62" style:family="paragraph" style:parent-style-name="Standard">
      <style:paragraph-properties fo:padding="0.074cm" fo:border-left="none" fo:border-right="none" fo:border-top="none" fo:border-bottom="0.06pt solid #000000" style:join-border="false"/>
      <style:text-properties fo:font-weight="normal" officeooo:rsid="0052c0c5" officeooo:paragraph-rsid="0052c0c5" style:font-weight-asian="normal" style:font-weight-complex="normal"/>
    </style:style>
    <style:style style:name="P63" style:family="paragraph" style:parent-style-name="Standard">
      <style:paragraph-properties fo:padding="0.074cm" fo:border-left="none" fo:border-right="none" fo:border-top="none" fo:border-bottom="0.06pt solid #000000" style:join-border="false"/>
      <style:text-properties fo:font-weight="normal" officeooo:rsid="00531f81" officeooo:paragraph-rsid="00531f81" style:font-weight-asian="normal" style:font-weight-complex="normal"/>
    </style:style>
    <style:style style:name="P64" style:family="paragraph" style:parent-style-name="Standard">
      <style:paragraph-properties fo:padding="0.074cm" fo:border-left="none" fo:border-right="none" fo:border-top="none" fo:border-bottom="0.06pt solid #000000" style:join-border="false"/>
      <style:text-properties fo:font-weight="normal" officeooo:rsid="00548e23" officeooo:paragraph-rsid="00548e23" style:font-weight-asian="normal" style:font-weight-complex="normal"/>
    </style:style>
    <style:style style:name="P65" style:family="paragraph" style:parent-style-name="Standard">
      <style:paragraph-properties fo:padding="0.074cm" fo:border-left="none" fo:border-right="none" fo:border-top="none" fo:border-bottom="0.06pt solid #000000" style:join-border="false"/>
      <style:text-properties fo:font-weight="normal" officeooo:rsid="00561d8f" officeooo:paragraph-rsid="00561d8f" style:font-weight-asian="normal" style:font-weight-complex="normal"/>
    </style:style>
    <style:style style:name="P66" style:family="paragraph" style:parent-style-name="Standard">
      <style:paragraph-properties fo:padding="0.074cm" fo:border-left="none" fo:border-right="none" fo:border-top="none" fo:border-bottom="0.06pt solid #000000" style:join-border="false"/>
      <style:text-properties fo:font-weight="normal" officeooo:rsid="005907ae" officeooo:paragraph-rsid="005907ae" style:font-weight-asian="normal" style:font-weight-complex="normal"/>
    </style:style>
    <style:style style:name="P67" style:family="paragraph" style:parent-style-name="Standard">
      <style:paragraph-properties fo:padding="0.074cm" fo:border-left="none" fo:border-right="none" fo:border-top="none" fo:border-bottom="0.06pt solid #000000" style:join-border="false"/>
      <style:text-properties fo:font-weight="normal" officeooo:rsid="005a031f" officeooo:paragraph-rsid="005a031f" style:font-weight-asian="normal" style:font-weight-complex="normal"/>
    </style:style>
    <style:style style:name="P68" style:family="paragraph" style:parent-style-name="Standard">
      <style:paragraph-properties fo:padding="0.074cm" fo:border-left="none" fo:border-right="none" fo:border-top="none" fo:border-bottom="0.06pt solid #000000" style:join-border="false"/>
      <style:text-properties fo:font-weight="normal" officeooo:rsid="005e16ee" officeooo:paragraph-rsid="005e16ee" style:font-weight-asian="normal" style:font-weight-complex="normal"/>
    </style:style>
    <style:style style:name="P69" style:family="paragraph" style:parent-style-name="Standard">
      <style:paragraph-properties fo:padding="0.074cm" fo:border-left="none" fo:border-right="none" fo:border-top="none" fo:border-bottom="0.06pt solid #000000" style:join-border="false"/>
      <style:text-properties fo:font-weight="normal" officeooo:rsid="005ef753" officeooo:paragraph-rsid="005ef753" style:font-weight-asian="normal" style:font-weight-complex="normal"/>
    </style:style>
    <style:style style:name="P70" style:family="paragraph" style:parent-style-name="Standard">
      <style:paragraph-properties fo:break-before="page"/>
    </style:style>
    <style:style style:name="P71" style:family="paragraph" style:parent-style-name="Standard">
      <style:paragraph-properties fo:break-before="page"/>
      <style:text-properties officeooo:rsid="000df911" officeooo:paragraph-rsid="000df911"/>
    </style:style>
    <style:style style:name="P72" style:family="paragraph" style:parent-style-name="Standard">
      <style:paragraph-properties fo:break-before="page"/>
      <style:text-properties officeooo:rsid="0034eb60" officeooo:paragraph-rsid="0034eb60"/>
    </style:style>
    <style:style style:name="P73" style:family="paragraph" style:parent-style-name="Standard">
      <style:paragraph-properties fo:break-before="page"/>
      <style:text-properties fo:font-weight="normal" officeooo:rsid="00469be9" officeooo:paragraph-rsid="00469be9" style:font-weight-asian="normal" style:font-weight-complex="normal"/>
    </style:style>
    <style:style style:name="P74" style:family="paragraph" style:parent-style-name="Standard">
      <style:paragraph-properties fo:break-before="page"/>
      <style:text-properties fo:font-weight="normal" officeooo:rsid="0061117b" officeooo:paragraph-rsid="0061117b" style:font-weight-asian="normal" style:font-weight-complex="normal"/>
    </style:style>
    <style:style style:name="P75" style:family="paragraph" style:parent-style-name="Standard" style:list-style-name="L1"/>
    <style:style style:name="P76" style:family="paragraph" style:parent-style-name="Standard" style:list-style-name="L2"/>
    <style:style style:name="P77" style:family="paragraph" style:parent-style-name="Standard" style:list-style-name="L2">
      <style:text-properties officeooo:paragraph-rsid="00144d03"/>
    </style:style>
    <style:style style:name="P78" style:family="paragraph" style:parent-style-name="Standard" style:list-style-name="L2">
      <style:text-properties officeooo:rsid="001ebfa5" officeooo:paragraph-rsid="001ebfa5"/>
    </style:style>
    <style:style style:name="P79" style:family="paragraph" style:parent-style-name="Standard" style:list-style-name="L3">
      <style:text-properties officeooo:rsid="000df911" officeooo:paragraph-rsid="000df911"/>
    </style:style>
    <style:style style:name="P80" style:family="paragraph" style:parent-style-name="Standard" style:list-style-name="L3">
      <style:text-properties fo:font-weight="normal" officeooo:rsid="000df911" officeooo:paragraph-rsid="000df911" style:font-weight-asian="normal" style:font-weight-complex="normal"/>
    </style:style>
    <style:style style:name="P81" style:family="paragraph" style:parent-style-name="Standard" style:list-style-name="L3">
      <style:text-properties fo:font-weight="normal" officeooo:rsid="000fd667" officeooo:paragraph-rsid="000fd667" style:font-weight-asian="normal" style:font-weight-complex="normal"/>
    </style:style>
    <style:style style:name="P82" style:family="paragraph" style:parent-style-name="Standard" style:list-style-name="L4">
      <style:text-properties fo:font-weight="normal" officeooo:rsid="00112b29" officeooo:paragraph-rsid="00112b29" style:font-weight-asian="normal" style:font-weight-complex="normal"/>
    </style:style>
    <style:style style:name="P83" style:family="paragraph" style:parent-style-name="Standard" style:list-style-name="L5">
      <style:text-properties fo:font-weight="normal" officeooo:rsid="002aad69" officeooo:paragraph-rsid="002aad69" style:font-weight-asian="normal" style:font-weight-complex="normal"/>
    </style:style>
    <style:style style:name="P84" style:family="paragraph" style:parent-style-name="Standard" style:list-style-name="L6">
      <style:text-properties fo:font-weight="normal" officeooo:rsid="0034eb60" officeooo:paragraph-rsid="0034eb60" style:font-weight-asian="normal" style:font-weight-complex="normal"/>
    </style:style>
    <style:style style:name="T1" style:family="text">
      <style:text-properties officeooo:rsid="000d9e72"/>
    </style:style>
    <style:style style:name="T2" style:family="text">
      <style:text-properties fo:font-weight="bold" style:font-weight-asian="bold" style:font-weight-complex="bold"/>
    </style:style>
    <style:style style:name="T3" style:family="text">
      <style:text-properties fo:font-weight="bold" officeooo:rsid="00144d03"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fd667" style:font-weight-asian="normal" style:font-weight-complex="normal"/>
    </style:style>
    <style:style style:name="T6" style:family="text">
      <style:text-properties fo:font-weight="normal" officeooo:rsid="00107221" style:font-weight-asian="normal" style:font-weight-complex="normal"/>
    </style:style>
    <style:style style:name="T7" style:family="text">
      <style:text-properties fo:font-weight="normal" officeooo:rsid="001426d3" style:font-weight-asian="normal" style:font-weight-complex="normal"/>
    </style:style>
    <style:style style:name="T8" style:family="text">
      <style:text-properties fo:font-weight="normal" officeooo:rsid="001ae40d" style:font-weight-asian="normal" style:font-weight-complex="normal"/>
    </style:style>
    <style:style style:name="T9" style:family="text">
      <style:text-properties fo:font-weight="normal" officeooo:rsid="001b8b55" style:font-weight-asian="normal" style:font-weight-complex="normal"/>
    </style:style>
    <style:style style:name="T10" style:family="text">
      <style:text-properties fo:font-weight="normal" officeooo:rsid="0028d1a1" style:font-weight-asian="normal" style:font-weight-complex="normal"/>
    </style:style>
    <style:style style:name="T11" style:family="text">
      <style:text-properties fo:font-weight="normal" officeooo:rsid="002ae314" style:font-weight-asian="normal" style:font-weight-complex="normal"/>
    </style:style>
    <style:style style:name="T12" style:family="text">
      <style:text-properties fo:font-weight="normal" officeooo:rsid="002b6caa" style:font-weight-asian="normal" style:font-weight-complex="normal"/>
    </style:style>
    <style:style style:name="T13" style:family="text">
      <style:text-properties fo:font-weight="normal" officeooo:rsid="002e2cf3" style:font-weight-asian="normal" style:font-weight-complex="normal"/>
    </style:style>
    <style:style style:name="T14" style:family="text">
      <style:text-properties fo:font-weight="normal" officeooo:rsid="003191f8" style:font-weight-asian="normal" style:font-weight-complex="normal"/>
    </style:style>
    <style:style style:name="T15" style:family="text">
      <style:text-properties fo:font-weight="normal" officeooo:rsid="0031a106" style:font-weight-asian="normal" style:font-weight-complex="normal"/>
    </style:style>
    <style:style style:name="T16" style:family="text">
      <style:text-properties fo:font-weight="normal" officeooo:rsid="0031f57c" style:font-weight-asian="normal" style:font-weight-complex="normal"/>
    </style:style>
    <style:style style:name="T17" style:family="text">
      <style:text-properties fo:font-weight="normal" officeooo:rsid="0033bfb3" style:font-weight-asian="normal" style:font-weight-complex="normal"/>
    </style:style>
    <style:style style:name="T18" style:family="text">
      <style:text-properties fo:font-weight="normal" officeooo:rsid="00356e33" style:font-weight-asian="normal" style:font-weight-complex="normal"/>
    </style:style>
    <style:style style:name="T19" style:family="text">
      <style:text-properties fo:font-weight="normal" officeooo:rsid="003c5b47" style:font-weight-asian="normal" style:font-weight-complex="normal"/>
    </style:style>
    <style:style style:name="T20" style:family="text">
      <style:text-properties fo:font-weight="normal" officeooo:rsid="002fb7c8" style:font-weight-asian="normal" style:font-weight-complex="normal"/>
    </style:style>
    <style:style style:name="T21" style:family="text">
      <style:text-properties fo:font-weight="normal" officeooo:rsid="003c8f53" style:font-weight-asian="normal" style:font-weight-complex="normal"/>
    </style:style>
    <style:style style:name="T22" style:family="text">
      <style:text-properties fo:font-weight="normal" officeooo:rsid="003d0e59" style:font-weight-asian="normal" style:font-weight-complex="normal"/>
    </style:style>
    <style:style style:name="T23" style:family="text">
      <style:text-properties fo:font-weight="normal" officeooo:rsid="00652bd4" style:font-weight-asian="normal" style:font-weight-complex="normal"/>
    </style:style>
    <style:style style:name="T24" style:family="text">
      <style:text-properties officeooo:rsid="00144d03"/>
    </style:style>
    <style:style style:name="T25" style:family="text">
      <style:text-properties officeooo:rsid="0015cc13"/>
    </style:style>
    <style:style style:name="T26" style:family="text">
      <style:text-properties officeooo:rsid="0019ae5a"/>
    </style:style>
    <style:style style:name="T27" style:family="text">
      <style:text-properties officeooo:rsid="001ae40d"/>
    </style:style>
    <style:style style:name="T28" style:family="text">
      <style:text-properties officeooo:rsid="001cfb8a"/>
    </style:style>
    <style:style style:name="T29" style:family="text">
      <style:text-properties officeooo:rsid="001ebfa5"/>
    </style:style>
    <style:style style:name="T30" style:family="text">
      <style:text-properties officeooo:rsid="00205c69"/>
    </style:style>
    <style:style style:name="T31" style:family="text">
      <style:text-properties officeooo:rsid="002120c4"/>
    </style:style>
    <style:style style:name="T32" style:family="text">
      <style:text-properties officeooo:rsid="00237d8d"/>
    </style:style>
    <style:style style:name="T33" style:family="text">
      <style:text-properties officeooo:rsid="00255c8e"/>
    </style:style>
    <style:style style:name="T34" style:family="text">
      <style:text-properties officeooo:rsid="0028d1a1"/>
    </style:style>
    <style:style style:name="T35" style:family="text">
      <style:text-properties officeooo:rsid="003bc33b"/>
    </style:style>
    <style:style style:name="T36" style:family="text">
      <style:text-properties officeooo:rsid="003c8f53"/>
    </style:style>
    <style:style style:name="T37" style:family="text">
      <style:text-properties officeooo:rsid="003ebb59"/>
    </style:style>
    <style:style style:name="T38" style:family="text">
      <style:text-properties officeooo:rsid="0040780d"/>
    </style:style>
    <style:style style:name="T39" style:family="text">
      <style:text-properties officeooo:rsid="00461c15"/>
    </style:style>
    <style:style style:name="T40" style:family="text">
      <style:text-properties officeooo:rsid="00469be9"/>
    </style:style>
    <style:style style:name="T41" style:family="text">
      <style:text-properties officeooo:rsid="004819f1"/>
    </style:style>
    <style:style style:name="T42" style:family="text">
      <style:text-properties officeooo:rsid="0048a7e6"/>
    </style:style>
    <style:style style:name="T43" style:family="text">
      <style:text-properties officeooo:rsid="004a766e"/>
    </style:style>
    <style:style style:name="T44" style:family="text">
      <style:text-properties officeooo:rsid="004c25a2"/>
    </style:style>
    <style:style style:name="T45" style:family="text">
      <style:text-properties officeooo:rsid="004d1e72"/>
    </style:style>
    <style:style style:name="T46" style:family="text">
      <style:text-properties officeooo:rsid="004df708"/>
    </style:style>
    <style:style style:name="T47" style:family="text">
      <style:text-properties officeooo:rsid="004ebcce"/>
    </style:style>
    <style:style style:name="T48" style:family="text">
      <style:text-properties officeooo:rsid="0050e13c"/>
    </style:style>
    <style:style style:name="T49" style:family="text">
      <style:text-properties officeooo:rsid="00566061"/>
    </style:style>
    <style:style style:name="T50" style:family="text">
      <style:text-properties officeooo:rsid="00578520"/>
    </style:style>
    <style:style style:name="T51" style:family="text">
      <style:text-properties officeooo:rsid="005a031f"/>
    </style:style>
    <style:style style:name="T52" style:family="text">
      <style:text-properties officeooo:rsid="005bf7ea"/>
    </style:style>
    <style:style style:name="T53" style:family="text">
      <style:text-properties officeooo:rsid="005ca081"/>
    </style:style>
    <style:style style:name="T54" style:family="text">
      <style:text-properties officeooo:rsid="0061e919"/>
    </style:style>
    <style:style style:name="T55" style:family="text">
      <style:text-properties officeooo:rsid="006481d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i everyone <text:span text:style-name="T29">and welcome</text:span>!</text:p>
      <text:p text:style-name="Standard"/>
      <text:p text:style-name="P36"><text:span text:style-name="T29">I'm a </text:span>member of the Graphics team in the FreeBSD Project <text:span text:style-name="T29">and I'm proud to announce we have job positions for all of you</text:span>! <text:span text:style-name="T29">Congratulations!</text:span></text:p>
      <text:p text:style-name="P36"/>
      <text:p text:style-name="P36"><text:span text:style-name="T29">Our package is very competitive: we offer no salary, no health insurance, you have to take care of your own food, you will work at night and during week-ends, but hey, the mission is </text:span><text:span text:style-name="T3">*awesome*</text:span><text:span text:style-name="T24">!</text:span></text:p>
      <text:p text:style-name="P37"/>
      <text:p text:style-name="Standard"><text:span text:style-name="T24">Now that I have your full attention, </text:span>I'm going to present you:</text:p>
      <text:list xml:id="list1504112202615008524" text:style-name="L1">
        <text:list-item>
          <text:p text:style-name="P75">what we do,</text:p>
        </text:list-item>
        <text:list-item>
          <text:p text:style-name="P75">how we do it, and</text:p>
        </text:list-item>
        <text:list-item>
          <text:p text:style-name="P75">how you can help us.</text:p>
        </text:list-item>
      </text:list>
      <text:p text:style-name="Standard"/>
      <text:p text:style-name="Standard">But before we dive into that, let's go through an overview of what the Graphics stack is.</text:p>
      <text:p text:style-name="P44"/>
      <text:p text:style-name="Standard"/>
      <text:p text:style-name="Standard">I'm going to describe it top to bottom, starting with its usage.</text:p>
      <text:p text:style-name="Standard"/>
      <text:p text:style-name="Standard">Today, a Graphics stack has two missions. The first one is quite obvious:</text:p>
      <text:p text:style-name="P44"><text:soft-page-break/></text:p>
      <text:p text:style-name="Standard"/>
      <text:p text:style-name="Standard">No matter our operating system of choice, it allows everyone of us to have a graphical session:</text:p>
      <text:list xml:id="list1548974623556117098" text:style-name="L2">
        <text:list-item>
          <text:p text:style-name="P77">we surf the Web,</text:p>
        </text:list-item>
        <text:list-item>
          <text:p text:style-name="P76">we run applications and play games,</text:p>
        </text:list-item>
        <text:list-item>
          <text:p text:style-name="P76">we watch movies,</text:p>
        </text:list-item>
        <text:list-item>
          <text:p text:style-name="P78">we can even do <text:span text:style-name="T55">stunning </text:span>3D hardware-accelerated presentations!</text:p>
        </text:list-item>
      </text:list>
      <text:p text:style-name="Standard"/>
      <text:p text:style-name="Standard">As opposed to this usage, the second mission is <text:span text:style-name="T25">more</text:span> recent <text:span text:style-name="T25">and less known to end-users</text:span>:</text:p>
      <text:p text:style-name="P45"/>
      <text:p text:style-name="Standard"/>
      <text:p text:style-name="Standard">GPUs are so powerful we start to use them for general computations, <text:span text:style-name="T29">possibly </text:span>unrelated to graphics rendering.</text:p>
      <text:p text:style-name="Standard"/>
      <text:p text:style-name="P37">Scientific computations and simulations are good examples. But as end-users, we don't want to study the Boundary layer between a plane's fuselage and the atmosphere to improve aerodynamics. We just want to be rich. That's why Bitcoin mining is a much better example of using the GPU for a non-graphical task.</text:p>
      <text:p text:style-name="P70">Therefore, <text:span text:style-name="T30">now, you see how </text:span>the Graphics stack offers interactive and non-interactive <text:span text:style-name="T1">uses.</text:span></text:p>
      <text:p text:style-name="P44"/>
      <text:p text:style-name="Standard"/>
      <text:p text:style-name="P1">In our Free Open-Source Software world, the two main components of the Graphics stack facing the user are the X.Org server and Mesa. They are surrounded by an army of tools and libraries, but I'm going to focus on those two <text:span text:style-name="T35">in this overview</text:span>.</text:p>
      <text:p text:style-name="P46"/>
      <text:p text:style-name="P1"/>
      <text:p text:style-name="P1">You probably all know the X.Org server because you had to deal with its configuration file at some point or you had to debug a situation after upgrading it.</text:p>
      <text:p text:style-name="P1"/>
      <text:p text:style-name="P1">Toolkits and window managers talk to the X.Org server to display and arrange windows and widgets on the screen. It is also responsible for <text:span text:style-name="T31">configuring</text:span> output connectors and modesetting.</text:p>
      <text:p text:style-name="P1"/>
      <text:p text:style-name="P1">An aspect we often forget is the input events: that's the X.Org server who configures input devices – for instance the keyboard layout – and send events to the applications.</text:p>
      <text:p text:style-name="P71"><text:span text:style-name="T26">As you see</text:span>, we abuse the word “Graphics stack” to include both input and output.</text:p>
      <text:p text:style-name="P46"/>
      <text:p text:style-name="P1"/>
      <text:p text:style-name="P1">While the X.Org server <text:span text:style-name="T32">always provided </text:span>2D <text:span text:style-name="T32">APIs</text:span>, <text:span text:style-name="T33">originally, </text:span>Mesa <text:span text:style-name="T33">was an OpenGL </text:span>software rendering <text:span text:style-name="T33">library</text:span>.</text:p>
      <text:p text:style-name="P1"/>
      <text:p text:style-name="P1">Over the years, it grew a <text:span text:style-name="T2">lot</text:span><text:span text:style-name="T4">! Now, Mesa is a critical component. It provides:</text:span></text:p>
      <text:list xml:id="list5872864859184267789" text:style-name="L3">
        <text:list-item>
          <text:p text:style-name="P79"><text:span text:style-name="T4">Libraries for several popular 3D APIs, such as OpenGL, EGL or Direct3D 9. </text:span><text:span text:style-name="T8">A</text:span><text:span text:style-name="T4">ll </text:span><text:span text:style-name="T8">of them can use </text:span><text:span text:style-name="T5">software </text:span><text:span text:style-name="T8">and </text:span><text:span text:style-name="T5">hardware renderers.</text:span></text:p>
        </text:list-item>
        <text:list-item>
          <text:p text:style-name="P80"><text:span text:style-name="T27">It provides l</text:span>ibraries for hardware-assisted video decoding and encoding.</text:p>
        </text:list-item>
        <text:list-item>
          <text:p text:style-name="P81"><text:span text:style-name="T27">And finally l</text:span>ibraries for GPGPU.</text:p>
        </text:list-item>
      </text:list>
      <text:p text:style-name="P47"/>
      <text:p text:style-name="P4"/>
      <text:p text:style-name="P2"><text:span text:style-name="T4">Those two critical components are the userland </text:span><text:span text:style-name="T9">part</text:span><text:span text:style-name="T4"> of the stack. Historically, the X.Org server controlled the hardware directly – </text:span><text:span text:style-name="T6">both input and video devices – </text:span><text:span text:style-name="T4">and Mesa only did software rendering. That's not the case anymore: the lower part of <text:s/>the Graphics stack is now in the kernel </text:span><text:span text:style-name="T6">which is responsible for the hardware, like it has always been the case for other devices.</text:span></text:p>
      <text:p text:style-name="P48"/>
      <text:p text:style-name="P5"><text:soft-page-break/>In the Linux kernel, input devices drivers and their userland counter-part are properly separated. On FreeBSD, we are still using the old aproach: the X.Org server either gets input events from the TTY and moused(8), or accesses input devices directly.</text:p>
      <text:p text:style-name="P5"/>
      <text:p text:style-name="P5">I'm not going to say much more about this part because I don't fully understand what's going on here.</text:p>
      <text:p text:style-name="P49"/>
      <text:p text:style-name="P5"/>
      <text:p text:style-name="P5">Now, DRM. DRM stands for “Direct Rendering Manager”. It is the kernel subsystem managing the video devices.</text:p>
      <text:p text:style-name="P5"/>
      <text:p text:style-name="P6">It is split into two parts:</text:p>
      <text:list xml:id="list1758872994519202214" text:style-name="L4">
        <text:list-item>
          <text:p text:style-name="P82">DRM Core is the generic, device-independent top half. <text:span text:style-name="T28">You can compare it</text:span> to the VFS – the Virtual Filesystem – <text:span text:style-name="T34">the subsystem </text:span>above all filesystem implementations, <text:span text:style-name="T34">permitting to have a common I/O API, no matter the underlying filesystem</text:span>. <text:span text:style-name="T34">Likewise, DRM Core </text:span>offers common ioctls to userland and calls into drivers using unified callbacks.</text:p>
        </text:list-item>
        <text:list-item>
          <text:p text:style-name="P82">Then, the actual drivers below. Beside implementing callbacks for DRM Core, they can provide additional device-specific ioctls.</text:p>
        </text:list-item>
      </text:list>
      <text:p text:style-name="P6"/>
      <text:p text:style-name="P3"><text:soft-page-break/><text:span text:style-name="T4">DRM is a large subsystem because video devices are complicated pieces of hardware. They look like a small computer with a processing unit, </text:span><text:span text:style-name="T7">video</text:span><text:span text:style-name="T4"> memory managed by page tables exactly like the system memory, and zero, one or more output connectors with different capabilities.</text:span></text:p>
      <text:p text:style-name="P6"/>
      <text:p text:style-name="P38"><text:span text:style-name="T4">One specific aspect making DRM sensitive is the tight interaction with the VM – </text:span><text:span text:style-name="T10">the</text:span><text:span text:style-name="T4"> Virtual Memory – the subsystem managing the system memory. Applications must be able to read, map and write buffers. Those buffers may go from system memory to video memory and back again. They can even be paged out if the memory is under pressure.</text:span></text:p>
      <text:p text:style-name="P50"/>
      <text:p text:style-name="P7"/>
      <text:p text:style-name="P8">So that was a simple overview of the Graphics stack:</text:p>
      <text:list xml:id="list1756777906810890039" text:style-name="L5">
        <text:list-item>
          <text:p text:style-name="P83">The X.Org server and Mesa take care of displaying your day-to-day applications on a screen, while they make you rich in the background.</text:p>
        </text:list-item>
        <text:list-item>
          <text:p text:style-name="P83">They both communicate with the kernel who actually drives the hardware.</text:p>
        </text:list-item>
      </text:list>
      <text:p text:style-name="P8"/>
      <text:p text:style-name="P8">Now, I'm going to present you what's on our TODO and how we work. But before we move on to that part, do you have any question about this schema?</text:p>
      <text:p text:style-name="P39"><text:soft-page-break/><text:span text:style-name="T4">- </text:span><text:span text:style-name="T11">QUESTIONS -</text:span></text:p>
      <text:p text:style-name="P9"/>
      <text:p text:style-name="P43"><text:span text:style-name="T4">Ok, so let's go through the TODO. I'm going to </text:span><text:span text:style-name="T19">use</text:span><text:span text:style-name="T4"> this schema </text:span><text:span text:style-name="T19">to map and explain </text:span><text:span text:style-name="T4">the items, small and big, </text:span><text:span text:style-name="T19">we </text:span><text:span text:style-name="T4">need to handle. </text:span><text:span text:style-name="T12">Of course </text:span><text:span text:style-name="T4">the list is incomplete. I just choose them because they look important to me. </text:span><text:span text:style-name="T21">Likewise, i</text:span><text:span text:style-name="T20">tems are somewhat sorted </text:span><text:span text:style-name="T21">with what I think is </text:span><text:span text:style-name="T20">important </text:span><text:span text:style-name="T21">first</text:span><text:span text:style-name="T20">. </text:span><text:span text:style-name="T21">Obviously, f</text:span><text:span text:style-name="T19">eel free to pick something else</text:span><text:span text:style-name="T13"> if you want to contribute</text:span><text:span text:style-name="T4">!</text:span></text:p>
      <text:p text:style-name="P51"/>
      <text:p text:style-name="P10"/>
      <text:p text:style-name="P12">Let's start with userland <text:span text:style-name="T36">components, and specifically the X.Org server.</text:span></text:p>
      <text:p text:style-name="P52"/>
      <text:p text:style-name="P11"/>
      <text:p text:style-name="P40"><text:span text:style-name="T4">First, we must continue our regular maintenance. That means mainly testing new releases when they come. Today, xserver 1.17 </text:span><text:span text:style-name="T22">is </text:span><text:span text:style-name="T4">available as prebuilt package. In parallel, xserver 1.18 </text:span><text:span text:style-name="T22">is </text:span><text:span text:style-name="T4">being tested. Now that we track the latest release, this task became easier. </text:span><text:span text:style-name="T14">We still have some patches to maintain. </text:span><text:span text:style-name="T22">Perhaps some of them should be upstreamed.</text:span></text:p>
      <text:p text:style-name="P53"/>
      <text:p text:style-name="P13"/>
      <text:p text:style-name="P41"><text:span text:style-name="T22">The next item, signalfd</text:span><text:span text:style-name="T4">, </text:span><text:span text:style-name="T22">was brought to our attention by </text:span><text:span text:style-name="T4">Keith Packard, the maintainer of the xserver. </text:span><text:span text:style-name="T22">He </text:span><text:span text:style-name="T4">would </text:span><text:soft-page-break/><text:span text:style-name="T4">like to use </text:span><text:span text:style-name="T22">this </text:span><text:span text:style-name="T4">Linux-specific feature </text:span><text:span text:style-name="T23">to greatly simplify some code but I don't remember all the details.</text:span><text:span text:style-name="T4"> During the last X.Org Developers Conference in October 2015, he asked us – the developers </text:span><text:span text:style-name="T16">from</text:span><text:span text:style-name="T4"> other operating systems – if xserver could use a similar feature with other kernels. </text:span><text:span text:style-name="T23">In FreeBSD, perhaps we could use kqueue. </text:span><text:span text:style-name="T4">I didn't have the time so far to </text:span><text:span text:style-name="T23">look at this and </text:span><text:span text:style-name="T4">get back to him. It would be awesome if we could tick this item in the next two months, in case xserver 1.19 </text:span><text:span text:style-name="T17">uses this feature</text:span><text:span text:style-name="T4">, </text:span><text:span text:style-name="T15">even though it won't be a requirement.</text:span></text:p>
      <text:p text:style-name="P54"/>
      <text:p text:style-name="P41"/>
      <text:p text:style-name="P42"><text:span text:style-name="T15">N</text:span><text:span text:style-name="T4">ext </text:span><text:span text:style-name="T22">on the list is </text:span><text:span text:style-name="T4">udev. On Linux, udev is a library which allows applications to:</text:span></text:p>
      <text:list xml:id="list8502759415380855742" text:style-name="L6">
        <text:list-item>
          <text:p text:style-name="P84">enumerate devices</text:p>
        </text:list-item>
        <text:list-item>
          <text:p text:style-name="P84">query informations on them</text:p>
        </text:list-item>
        <text:list-item>
          <text:p text:style-name="P84">monitor them</text:p>
        </text:list-item>
        <text:list-item>
          <text:p text:style-name="P84">store key/value pairs on a per-user basis</text:p>
        </text:list-item>
      </text:list>
      <text:p text:style-name="P14"/>
      <text:p text:style-name="P14">Mesa uses it to list GPUs and get informations such as their PCI ID. The X.Org server and libinput use it to list input devices and store user settings such as keyboard layout. <text:span text:style-name="T37">Yes, this task is not limited to the xserver.</text:span></text:p>
      <text:p text:style-name="P14"/>
      <text:p text:style-name="P72"><text:span text:style-name="T4">On FreeBSD, we started libdevq just to </text:span><text:span text:style-name="T18">fulfill the needs of Mesa. Now, we would like to continue this project with a better design and add a udev API wrapper above it. It will make Mesa, xserver and GNOME maintenance easier among other things.</text:span></text:p>
      <text:p text:style-name="P55"/>
      <text:p text:style-name="P15"/>
      <text:p text:style-name="P16"><text:span text:style-name="T38">Having udev </text:span>will also unlock the next item: libinput. libinput is an input stack implementation. Its goal is to have a standalone implementation with normalized parameters and behaviors, unlike the xserver and all the xf86-input-keyboard, xf86-input-mouse, xf86-input-synaptics, etc. The plan for libinput is to be the input stack for Wayland compositors as well as the only xf86-input-libinput module for the xserver.</text:p>
      <text:p text:style-name="P56"/>
      <text:p text:style-name="P17"/>
      <text:p text:style-name="P18">The last item in this list is about security. Today, the xserver still runs as root because it is setuid. It mainly requires this to open the input and video devices and its log file in /var/log. On Linux, they solved this by deferring file descriptors management to systemd-logind: the xserver takes already opened descriptors from it and gives them back when it is done with them. I think OpenBSD has a solution too but I didn't look at it yet.</text:p>
      <text:p text:style-name="P57"><text:soft-page-break/></text:p>
      <text:p text:style-name="P18"/>
      <text:p text:style-name="P19">We have a bit of work around Mesa too.</text:p>
      <text:p text:style-name="P19"/>
      <text:p text:style-name="P19">Like with the X.Org server, there is the usual maintenance. Mesa 11.0 is available in the Ports tree and release 11.1 is being tested in our development tree.</text:p>
      <text:p text:style-name="P58"/>
      <text:p text:style-name="P19"/>
      <text:p text:style-name="P19">The work on libdevq and udev will benefit Mesa as well, because, Mesa uses udev to list GPUs, as I said earlier.</text:p>
      <text:p text:style-name="P58"/>
      <text:p text:style-name="P19"/>
      <text:p text:style-name="P17">Piglit. It's a testsuite for Mesa and the DRM drivers. It currently runs quite well on FreeBSD. A port is ready and is waiting for review to be committed to the Ports tree. However, there are still various skipped test cases because they only know about Linux. We need to track those places, add support for FreeBSD and upstream the patch.</text:p>
      <text:p text:style-name="P56"/>
      <text:p text:style-name="P17"/>
      <text:p text:style-name="P20">That's all for userland. There is a lot more work in the kernel, <text:span text:style-name="T39">starting with the input drivers.</text:span></text:p>
      <text:p text:style-name="P56"/>
      <text:p text:style-name="P21"><text:soft-page-break/>As said earlier, my knowledge in this area is limited, but I feel this part of the kernel could use some modernization.</text:p>
      <text:p text:style-name="P21"/>
      <text:p text:style-name="P21">During GSoC 2014, Jakub Klama worked on evdev, a kernel subsystem responsible for managing all kind of input devices. It appeared first in Linux. Finishing this work could help libinput in userland. <text:span text:style-name="T41">Jakub </text:span>promised to finish his work and commit it to CURRENT, <text:span text:style-name="T42">hopefully for 11.0-RELEASE</text:span>. Now, we need to harrass him or at least test his branch which is in Subversion.</text:p>
      <text:p text:style-name="P59"/>
      <text:p text:style-name="P21"/>
      <text:p text:style-name="P22"><text:span text:style-name="T43">O</text:span>n a related topic, we need to see what needs to be done to allow a user to plug multiple keyboards and have, <text:span text:style-name="T44">for example,</text:span> per-keyboard layou<text:span text:style-name="T45">t</text:span>, while still be able to use those keyboards in the console.</text:p>
      <text:p text:style-name="P21"/>
      <text:p text:style-name="P21">Currently, FreeBSD uses a driver called kbdmux to hide all real keyboards behind a virtual keyboard, and present the latter to the console and the X.Org server. That's why in this case, the user can only set a single layout.</text:p>
      <text:p text:style-name="P21"/>
      <text:p text:style-name="P73">On the other hand, when kbdmux is disabled, all keyboards can be used independently in X. However, only one is used by the console, usually the last one plugged in.</text:p>
      <text:p text:style-name="P59"/>
      <text:p text:style-name="P21"/>
      <text:p text:style-name="P21">We talked about libdevq and udev earlier. On Linux, you pass a file descriptor on a /dev entry to query a device. udev uses sysfs which has everything to link the file descriptor <text:span text:style-name="T46">to </text:span>data <text:span text:style-name="T47">associated with this </text:span>device.</text:p>
      <text:p text:style-name="P21"/>
      <text:p text:style-name="P21">In FreeBSD, we don't have this kind of link between the same file descriptor and sysctl trees. We need to design new functions in the kernel add this link.</text:p>
      <text:p text:style-name="P59"/>
      <text:p text:style-name="P21"/>
      <text:p text:style-name="P23">Now, about DRM. <text:span text:style-name="T40">The most important item </text:span>is the update of DRM core and drivers. We are still using code from Linux 3.8 which was released exactly 3 years ago… <text:span text:style-name="T48">We'll discuss this item in a moment.</text:span></text:p>
      <text:p text:style-name="P60"/>
      <text:p text:style-name="P23"/>
      <text:p text:style-name="P24">To help with DRM updates, we need to use a Linux kernel interfaces wrapper, so the diff between Linux DRM original code and its ported version in FreeBSD is as small as possible. This layer already existed in the <text:soft-page-break/>OFED drivers. Since then, we renamed it to linuxkpi and moved it to a central place so other drivers may benefit from it. Now, we need to convert our current DRM to use it.</text:p>
      <text:p text:style-name="P61"/>
      <text:p text:style-name="P24"/>
      <text:p text:style-name="P24">With linuxkpi in use, it will be easier to bring new drivers. I think about amdgpu, the driver targetting recent Radeon GPUs, such as all the R series.</text:p>
      <text:p text:style-name="P61"/>
      <text:p text:style-name="P24"/>
      <text:p text:style-name="P24">I already mentionned the next item in the TODO for input drivers: we need this link between /dev and sysctls <text:s/>for any devices in fact, including DRM.</text:p>
      <text:p text:style-name="P61"/>
      <text:p text:style-name="P24"/>
      <text:p text:style-name="P24">The next one is about dmabuf and DRM PRIME. dmabuf in Linux allows to share and move buffers between different devices and userland. It's used by DRM to implement the PRIME facility, named after NVIDIA's Optimus technology. As you guessed, DRM PRIME permits to use one GPU to render, but use another one to display the result. This is required when you have eg. an NVIDIA Optimus-based laptop: the NVIDIA GPU has no output connectors; everything must go through the Intel GPU.</text:p>
      <text:p text:style-name="P25"><text:soft-page-break/>FreeBSD doesn't have an equivalent to dmabuf. That's why we need to come up with a design – which could be the same as dmabuf, I didn't study it – and implement it.</text:p>
      <text:p text:style-name="P62"/>
      <text:p text:style-name="P25"/>
      <text:p text:style-name="P26">The next item is about dropping legacy stuff. We still have the old DRI1 copy of DRM in sys/dev/drm. The new KMS-enabled lives in sys/dev/drm2. It's time we consider either merging drm into drm2, or simply removing sys/dev/drm, and finally rename drm2 to drm.</text:p>
      <text:p text:style-name="P63"/>
      <text:p text:style-name="P26"/>
      <text:p text:style-name="P27">Along with the DRM updates in CURRENT, stable branches need the same. If possible, we must backport DRM updates to those branches. Furthermore, to make those updates available to already published releases, we have a port, drm-kmod, we need to refresh at the same time.</text:p>
      <text:p text:style-name="P64"/>
      <text:p text:style-name="P27"/>
      <text:p text:style-name="P28">Last item in this list, but not the last in reality, is monitor hotplug notifications from the kernel to userland. Currently, the X.Org server polls the device for any new <text:span text:style-name="T50">or departed </text:span>monitors. Instead, we could report those events through devd maybe. <text:span text:style-name="T49">Applications above udev and libdevq could monitor and consume </text:span><text:soft-page-break/><text:span text:style-name="T49">them.</text:span></text:p>
      <text:p text:style-name="P65"/>
      <text:p text:style-name="P28"/>
      <text:p text:style-name="P29">So, you see, we have enough to prevent everyone from slacking. <text:span text:style-name="T51">But how do we work together on this?</text:span></text:p>
      <text:p text:style-name="P66"/>
      <text:p text:style-name="P29"/>
      <text:p text:style-name="P30">Our team uses GitHub. <text:span text:style-name="T52">There are Git mirrors of the Subversion repositories there. They were forked and we work from those forks.</text:span></text:p>
      <text:p text:style-name="P67"/>
      <text:p text:style-name="P30"/>
      <text:p text:style-name="P31">We keep the master unmodified: it always matches plain HEAD. It's updated from the Git mirror regularily.</text:p>
      <text:p text:style-name="P31"/>
      <text:p text:style-name="P31">This master branch is used as the basis to create other topic branches, for instance xserver-next which hosts xserver 1.18 preparation. <text:span text:style-name="T53">The workflow is quite common: xserver-next receives commits. From time to time, master is merged into xserver-next to keep it up-to-date. When the branch is ready, the full patch is committed in one commit to Subversion. master now has the same content. We merge master in xserver-next one last time and we can start again with the next X.Org server release.</text:span></text:p>
      <text:p text:style-name="P31"/>
      <text:p text:style-name="P32"><text:soft-page-break/>For DRM, we want to use the same approach. Because there is more work and because some topics could take time, we may need to use staging branches. For instance, we could have topic branches such as drm-next-3.9 and drm-dmabuf. When some of them are ready, they are merged to drm-next, the staging branch, so they are tested together. Then drm-next is committed to HEAD.</text:p>
      <text:p text:style-name="P32"/>
      <text:p text:style-name="P32">This is a new workflow we want to try so several people can contribute and work in paralle. There will probably be some refinements to it.</text:p>
      <text:p text:style-name="P68"/>
      <text:p text:style-name="P32"/>
      <text:p text:style-name="P33">About DRM updates to later Linux version, we have several solutions. We must pick a target, for instance, Linux 3.9 or Linux 4.4. Going to the next stop, Linux 3.9, is the easiest because the diff will be the smallest. However, it will take time to reach the latest version. On the other hand, jumping straight to Linux 4.4 will get us the latest and greatest hardware support. However, it's dangerous as the diff is huge. Thus, it may not be quicker.</text:p>
      <text:p text:style-name="P33"/>
      <text:p text:style-name="P33">The other choice is the method: should we update DRM by taking code from the target version, one file at a <text:soft-page-break/>time, or replay the commit history?</text:p>
      <text:p text:style-name="P33"/>
      <text:p text:style-name="P33">The former is the one I used so far because I didn't know what wasmy starting point. Thus, it was impossible to know what to replay. The other benefit is that I was sure I would not miss some changes and now, the diff is very small. The biggest downside is that the code doesn't compile until the end of the update, that is, all files were updated.</text:p>
      <text:p text:style-name="P33"/>
      <text:p text:style-name="P33">The latter solution of going through all commits gives us a buildable code at almost any time. However, we could work on buggy code or code reverted later.</text:p>
      <text:p text:style-name="P33"/>
      <text:p text:style-name="P33">I started a discussion on the freebsd-x11@ mailing-list about this. Several people expressed different opinions with no clear winner.</text:p>
      <text:p text:style-name="P33"/>
      <text:p text:style-name="P33">In the end, we may try several solutions. For instance, while a few people bring in Linux 3.9, others could work on Linux 4.4. In fact, someone already started some work on Linux 4.4 because he wants the amdgpu driver.</text:p>
      <text:p text:style-name="P69"/>
      <text:p text:style-name="P33"/>
      <text:p text:style-name="P74">Ok, we covered our TODO and how we work. There are tasks for anyone, easy and difficult, quick and long, boring and interesting.</text:p>
      <text:p text:style-name="P34"/>
      <text:p text:style-name="P34">If you are using FreeBSD as your desktop system or wish to do that, please join the team and contribute! Do not be afraid by the amount of work, or the apparent difficulty. <text:span text:style-name="T54">Even I could do that and I have no idea how computers work.</text:span></text:p>
      <text:p text:style-name="P34"/>
      <text:p text:style-name="P35">Do you have any ques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font-size="22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an-Sébastien Pédron</meta:initial-creator>
    <meta:creation-date>2016-01-26T23:18:53.269394421</meta:creation-date>
    <dc:date>2016-01-31T01:23:41.247678923</dc:date>
    <dc:creator>Jean-Sébastien Pédron</dc:creator>
    <meta:editing-duration>PT11H43M22S</meta:editing-duration>
    <meta:editing-cycles>82</meta:editing-cycles>
    <meta:generator>LibreOffice/5.0.4.2$FreeBSD_X86_64 LibreOffice_project/00m0$Build-2</meta:generator>
    <meta:document-statistic meta:table-count="0" meta:image-count="0" meta:object-count="0" meta:page-count="18" meta:paragraph-count="92" meta:word-count="2781" meta:character-count="15793" meta:non-whitespace-character-count="13108"/>
  </office:meta>
</office:document-meta>
</file>